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urso técnico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CSS: Posicioname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lementos de bloco X elementos de linh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Elementos de bloco: Iniciam em uma nova linha</text:p>
              </text:list-item>
              <text:list-item>
                <text:p>Elementos de linha: Os elementos ficam dentro das linhas exist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mplo de elemento em bloco X inlin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p>&lt;!DOCTYPE html&gt;</text:p>
            <text:p>&lt;html lang="pt-br"&gt;</text:p>
            <text:p><text:s text:c="2"/>&lt;head&gt;</text:p>
            <text:p><text:s text:c="2"/>&lt;meta charset="utf-8" /&gt;</text:p>
            <text:p><text:s text:c="2"/>&lt;title&gt;Resolução do exercício 1 - a&lt;/title&gt;</text:p>
            <text:p><text:s text:c="2"/>&lt;style type="text/css"&gt;</text:p>
            <text:p><text:s text:c="4"/>p {</text:p>
            <text:p><text:s text:c="6"/>background: rgb(84, 196, 114);</text:p>
            <text:p><text:s text:c="4"/>}</text:p>
            <text:p><text:s text:c="4"/>a {</text:p>
            <text:p><text:s text:c="6"/>background: rgb(100, 115, 104);</text:p>
            <text:p><text:s text:c="4"/>}</text:p>
            <text:p>&lt;/style&gt;</text:p>
            <text:p>&lt;/head&gt;</text:p>
            <text:p>&lt;body&gt;</text:p>
            <text:p><text:s text:c="2"/>&lt;p&gt;Parágrafo 1&lt;/p&gt;</text:p>
            <text:p><text:s text:c="2"/>&lt;p&gt;Parágrafo 2: Nova linha&lt;/p&gt;</text:p>
            <text:p><text:s text:c="2"/>&lt;p&gt;Parágrafo 3: Outro parágrafo &lt;a&gt;Aqui temos um link&lt;/a&gt;&lt;/p&gt;</text:p>
            <text:p>&lt;/body&gt;</text:p>
            <text:p>&lt;/htm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lementos de bloco X elementos de linh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Elementos de bloco: </text:p>
                <text:list>
                  <text:list-header>
                    <text:p><text:span text:style-name="T2">&lt;address&gt;&lt;article&gt;&lt;aside&gt;&lt;blockquote&gt;&lt;canvas&gt;&lt;dd&gt;&lt;div&gt;&lt;dl&gt;&lt;dt&gt;&lt;fieldset&gt;&lt;figcaption&gt;&lt;figure&gt;&lt;footer&gt;&lt;form&gt;&lt;h1&gt;-&lt;h6&gt;&lt;header&gt;&lt;hr&gt;&lt;li&gt;&lt;main&gt;&lt;nav&gt;&lt;noscript&gt;&lt;ol&gt;&lt;p&gt;&lt;pre&gt;&lt;section&gt;&lt;table&gt;&lt;tfoot&gt;&lt;ul&gt;&lt;video&gt;</text:span></text:p>
                  </text:list-header>
                </text:list>
              </text:list-item>
              <text:list-item>
                <text:p>Elementos de linha:</text:p>
                <text:list>
                  <text:list-header>
                    <text:p><text:span text:style-name="T2">&lt;a&gt;&lt;abbr&gt;&lt;acronym&gt;&lt;b&gt;&lt;bdo&gt;&lt;big&gt;&lt;br&gt;&lt;button&gt;&lt;cite&gt;&lt;code&gt;&lt;dfn&gt;&lt;em&gt;&lt;i&gt;&lt;img&gt;&lt;input&gt;&lt;kbd&gt;&lt;label&gt;&lt;map&gt;&lt;object&gt;&lt;output&gt;&lt;q&gt;&lt;samp&gt;&lt;script&gt;&lt;select&gt;&lt;small&gt;&lt;span&gt;&lt;strong&gt;&lt;sub&gt;&lt;sup&gt;&lt;textarea&gt;&lt;time&gt;&lt;tt&gt;&lt;var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Propriedade position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Podem ter 5 valores</text:p>
                <text:list>
                  <text:list-item>
                    <text:p text:style-name="P1">static</text:p>
                  </text:list-item>
                  <text:list-item>
                    <text:p text:style-name="P1">relative</text:p>
                  </text:list-item>
                  <text:list-item>
                    <text:p text:style-name="P1">fixed</text:p>
                  </text:list-item>
                  <text:list-item>
                    <text:p text:style-name="P1">absolute</text:p>
                  </text:list-item>
                  <text:list-item>
                    <text:p text:style-name="P1">stic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icionamentos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tatic: É o posicionamento “normal” dos elementos. É usado mais quando o elemento pai não tem posição normal e queremos que o filho tenha;</text:p>
              </text:list-item>
              <text:list-item>
                <text:p>Relative: É quando precisamos mudar o posicionamento em relação ao normal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ition: relativ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p.diferente {</text:p>
                <text:list>
                  <text:list-header>
                    <text:p>position: relative;</text:p>
                    <text:p>top: 20px;</text:p>
                    <text:p>left: 30px;</text:p>
                  </text:list-header>
                </text:list>
                <text:p>}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icionamentos</text:p>
          </draw:text-box>
        </draw:frame>
        <draw:frame presentation:style-name="pr7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ixed: É usado para posicionar um elemento dentro do navegador de maneira fixa, mesmo que a página seja rolada;</text:p>
              </text:list-item>
              <text:list-item>
                <text:p>Absolute: O elemento é posicionado a partir do início da págin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ition: absolut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p.diferente {</text:p>
                <text:list>
                  <text:list-header>
                    <text:p>position: absolute;</text:p>
                    <text:p>top: 20px;</text:p>
                    <text:p>left: 30px;</text:p>
                  </text:list-header>
                </text:list>
                <text:p>}</text:p>
                <text:p text:style-name="P5">p.diferente {</text:p>
                <text:list>
                  <text:list-header>
                    <text:p>position: fixed;</text:p>
                    <text:p>top: 20px;</text:p>
                    <text:p>left: 30px;</text:p>
                  </text:list-header>
                </text:list>
                <text:p text:style-name="P5"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ition: fixed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p.diferente {</text:p>
                <text:list>
                  <text:list-header>
                    <text:p>position: fixed;</text:p>
                    <text:p>top: 20px;</text:p>
                    <text:p>left: 30px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Z-index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Determina a “profundidade” dos elementos. Quanto maior o valor do z-index, mais “pra frente” o elemento.</text:p>
              </text:list-item>
              <text:list-item>
                <text:p>Exemplo:</text:p>
                <text:list>
                  <text:list-header>
                    <text:p>img {</text:p>
                    <text:p><text:s text:c="2"/>z-index: -1;</text:p>
                    <text:p>}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entralizando elementos na página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Para centralizar um elemento usamos margin: auto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.center {</text:p>
                <text:p><text:s text:c="2"/>margin: auto;</text:p>
                <text:p><text:s text:c="2"/>width: 50%;</text:p>
                <text:p><text:s text:c="2"/>border: 3px solid green;</text:p>
                <text:p><text:s text:c="2"/>padding: 10px;</text:p>
                <text:p>}</text:p>
              </text:list-header>
            </text:list>
          </draw:text-box>
        </draw:frame>
        <draw:frame presentation:style-name="pr8" draw:text-style-name="P1" draw:layer="layout" svg:width="26cm" svg:height="3.489cm" svg:x="1cm" svg:y="16cm" presentation:class="outline" presentation:user-transformed="true">
          <draw:text-box>
            <text:list text:style-name="L2">
              <text:list-item>
                <text:p>Fonte: <text:span text:style-name="T3">https://www.w3schools.com/css/css_align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linhando texto dentro de um bloco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item>
                <text:p>Para alinhar um texto dentro de um bloco usamos text-align: center </text:p>
              </text:list-item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.center {</text:p>
                <text:p><text:s text:c="2"/>text-align: center;</text:p>
                <text:p><text:s text:c="2"/>border: 3px solid green;</text:p>
                <text:p>}</text:p>
              </text:list-header>
            </text:list>
          </draw:text-box>
        </draw:frame>
        <draw:frame presentation:style-name="pr8" draw:text-style-name="P1" draw:layer="layout" svg:width="26cm" svg:height="3.689cm" svg:x="1cm" svg:y="15.8cm" presentation:class="outline" presentation:user-transformed="true">
          <draw:text-box>
            <text:list text:style-name="L2">
              <text:list-item>
                <text:p>Fonte:</text:p>
                <text:p><text:span text:style-name="T4">https://www.w3schools.com/css/css_align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“Flutuando” elementos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item>
                <text:p>A propriedade float diz um elemento deve ser retirado do seu fluxo normal e movido pra esquerda ou direita no seu containêr</text:p>
              </text:list-item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h4 {</text:p>
                <text:p><text:s text:c="2"/>float: left;</text:p>
                <text:p>}</text:p>
              </text:list-header>
            </text:list>
          </draw:text-box>
        </draw:frame>
        <draw:frame presentation:style-name="pr8" draw:text-style-name="P1" draw:layer="layout" svg:width="26cm" svg:height="4.689cm" svg:x="1cm" svg:y="14.8cm" presentation:class="outline" presentation:user-transformed="true">
          <draw:text-box>
            <text:list text:style-name="L2">
              <text:list-header>
                <text:p>Fonte:</text:p>
                <text:p><text:span text:style-name="T2">https://developer.mozilla.org/pt-BR/docs/Web/CSS/floa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Opiniões? Sugestõ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6H3M31S</meta:editing-duration>
    <meta:editing-cycles>77</meta:editing-cycles>
    <meta:generator>LibreOffice/7.3.7.2$Linux_X86_64 LibreOffice_project/30$Build-2</meta:generator>
    <dc:title>Midnightblue</dc:title>
    <dc:date>2025-06-05T17:31:05.423310405</dc:date>
    <dc:creator>Vinícius Alves Hax</dc:creator>
    <meta:document-statistic meta:object-count="117"/>
  </office:meta>
</office:document-meta>
</file>